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Frame_20_contents">
      <style:paragraph-properties fo:text-align="center" style:justify-single-word="false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fo:padding-left="0.1in" fo:padding-right="0.1in" fo:padding-top="0.05in" fo:padding-bottom="0.05in" fo:border="2.01pt solid #3a5f8b" draw:textarea-vertical-align="bottom">
        <style:background-image/>
      </style:graphic-properties>
    </style:style>
    <style:style style:name="fr2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fo:padding-left="0.1in" fo:padding-right="0.1in" fo:padding-top="0.05in" fo:padding-bottom="0.05in" fo:border="2.01pt solid #3a5f8b" draw:textarea-vertical-align="top">
        <style:background-image/>
      </style:graphic-properties>
    </style:style>
    <style:style style:name="fr3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fo:padding-left="0.1in" fo:padding-right="0.1in" fo:padding-top="0.05in" fo:padding-bottom="0.05in" fo:border="2.01pt solid #3a5f8b" draw:textarea-vertical-align="middl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Rectangle 3" text:anchor-type="paragraph" svg:x="-0.1819in" svg:y="3.172in" svg:width="3.0728in" svg:height="1.2701in" draw:z-index="2"><draw:text-box><text:p text:style-name="P2"><text:bookmark-start text:name="_GoBack"/>Textbox with text at the bottom.<text:bookmark-end text:name="_GoBack"/></text:p></draw:text-box></draw:frame><draw:frame draw:style-name="fr2" draw:name="Rectangle 1" text:anchor-type="paragraph" svg:x="-0.1819in" svg:y="-0.0256in" svg:width="3.0728in" svg:height="1.2701in" draw:z-index="0"><draw:text-box><text:p text:style-name="P2">Textbox with text at the top.</text:p></draw:text-box></draw:frame><draw:frame draw:style-name="fr3" draw:name="Rectangle 2" text:anchor-type="paragraph" svg:x="-0.1819in" svg:y="1.5783in" svg:width="3.0728in" svg:height="1.2701in" draw:z-index="1"><draw:text-box><text:p text:style-name="P2">Textbox with text vertically at the center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hu" fo:country="H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hu" fo:country="H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olnai</meta:initial-creator>
    <dc:creator>zolnai</dc:creator>
    <meta:editing-cycles>1</meta:editing-cycles>
    <meta:creation-date>2014-02-07T15:46:00</meta:creation-date>
    <dc:date>2014-02-07T15:49:00</dc:date>
    <meta:editing-duration>PT3S</meta:editing-duration>
    <meta:generator>LibreOfficeDev/4.3.0.0.alpha0$Linux_x86 LibreOffice_project/fbecad4440a0ec6172b08bb7803d111e193d3ce6</meta:generator>
    <meta:document-statistic meta:table-count="0" meta:image-count="0" meta:object-count="0" meta:page-count="1" meta:paragraph-count="3" meta:word-count="19" meta:character-count="104" meta:non-whitespace-character-count="8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